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Arial Black" svg:font-family="'Arial Black'" style:font-pitch="variable"/>
    <style:font-face style:name="Luxi Sans1" svg:font-family="'Luxi Sans'" style:font-pitch="variable"/>
    <style:font-face style:name="Tahoma1" svg:font-family="Tahoma" style:font-pitch="variable"/>
    <style:font-face style:name="Nimbus Roman No9 L" svg:font-family="'Nimbus Roman No9 L'" style:font-family-generic="roman" style:font-pitch="variable"/>
    <style:font-face style:name="Arial" svg:font-family="Arial" style:font-family-generic="swiss" style:font-pitch="variable"/>
    <style:font-face style:name="Luxi Sans" svg:font-family="'Luxi Sans'" style:font-family-generic="swiss" style:font-pitch="variable"/>
    <style:font-face style:name="Tahoma" svg:font-family="Tahoma" style:font-family-generic="swiss" style:font-pitch="variable"/>
  </office:font-face-decls>
  <office:automatic-styles>
    <style:style style:name="Table1" style:family="table">
      <style:table-properties style:width="6.9299in" table:align="center"/>
    </style:style>
    <style:style style:name="Table1.A" style:family="table-column">
      <style:table-column-properties style:column-width="2.3097in"/>
    </style:style>
    <style:style style:name="Table1.C" style:family="table-column">
      <style:table-column-properties style:column-width="2.3104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99in" table:align="center"/>
    </style:style>
    <style:style style:name="Table2.A" style:family="table-column">
      <style:table-column-properties style:column-width="2.3097in"/>
    </style:style>
    <style:style style:name="Table2.C" style:family="table-column">
      <style:table-column-properties style:column-width="2.3104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9299in" table:align="center"/>
    </style:style>
    <style:style style:name="Table3.A" style:family="table-column">
      <style:table-column-properties style:column-width="2.3097in"/>
    </style:style>
    <style:style style:name="Table3.C" style:family="table-column">
      <style:table-column-properties style:column-width="2.3104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text-properties fo:color="#ff0000" style:font-name="Arial" fo:font-size="28pt" style:font-size-asian="28pt" style:font-size-complex="28pt"/>
    </style:style>
    <style:style style:name="P4" style:family="paragraph" style:parent-style-name="Standard">
      <style:paragraph-properties fo:text-align="center" style:justify-single-word="false"/>
      <style:text-properties style:font-name="Arial" fo:font-size="28pt" style:font-size-asian="28pt" style:font-size-complex="28pt"/>
    </style:style>
    <style:style style:name="P5" style:family="paragraph" style:parent-style-name="Standard">
      <style:paragraph-properties fo:text-align="center" style:justify-single-word="false"/>
      <style:text-properties style:font-name="Luxi Sans" fo:font-size="16pt" style:font-size-asian="16pt" style:font-size-complex="16pt"/>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style:font-name="Arial Black"/>
    </style:style>
    <style:style style:name="P8" style:family="paragraph" style:parent-style-name="Standard">
      <style:paragraph-properties fo:text-align="center" style:justify-single-word="false"/>
      <style:text-properties style:font-name="Luxi Sans" fo:font-weight="normal" style:font-weight-asian="normal" style:font-weight-complex="normal"/>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fo:break-before="page"/>
    </style:style>
    <style:style style:name="P13" style:family="paragraph" style:parent-style-name="Heading_20_1">
      <style:text-properties style:font-name="Arial"/>
    </style:style>
    <style:style style:name="P14" style:family="paragraph" style:parent-style-name="Text_20_body">
      <style:text-properties style:font-name="Arial"/>
    </style:style>
    <style:style style:name="P15" style:family="paragraph" style:parent-style-name="Text_20_body">
      <style:text-properties style:font-name="Arial" fo:font-style="italic" style:font-style-asian="italic" style:font-style-complex="italic"/>
    </style:style>
    <style:style style:name="P16" style:family="paragraph" style:parent-style-name="Text_20_body">
      <style:text-properties style:font-name="Arial" fo:font-style="normal" style:font-style-asian="normal" style:font-style-complex="normal"/>
    </style:style>
    <style:style style:name="P17" style:family="paragraph" style:parent-style-name="Heading_20_2">
      <style:paragraph-properties fo:break-before="page"/>
      <style:text-properties fo:font-style="italic" style:font-style-asian="italic" style:font-style-complex="italic"/>
    </style:style>
    <style:style style:name="P18" style:family="paragraph" style:parent-style-name="Heading_20_3">
      <style:text-properties fo:font-style="italic" fo:font-weight="normal" style:font-style-asian="italic" style:font-weight-asian="normal" style:font-style-complex="italic" style:font-weight-complex="normal"/>
    </style:style>
    <style:style style:name="P19" style:family="paragraph" style:parent-style-name="Text_20_body" style:list-style-name="L2">
      <style:text-properties style:font-name="Arial"/>
    </style:style>
    <style:style style:name="P20" style:family="paragraph" style:parent-style-name="Text_20_body" style:list-style-name="L2">
      <style:text-properties style:use-window-font-color="true" style:font-name="Arial" fo:font-style="italic" style:font-style-asian="italic" style:font-style-complex="italic"/>
    </style:style>
    <style:style style:name="P21" style:family="paragraph" style:parent-style-name="Text_20_body" style:list-style-name="L2">
      <style:text-properties style:font-name="Arial" fo:font-style="italic" style:font-style-asian="italic" style:font-style-complex="italic"/>
    </style:style>
    <style:style style:name="P22" style:family="paragraph" style:parent-style-name="Text_20_body" style:list-style-name="L2">
      <style:text-properties fo:color="#000000" style:font-name="Arial"/>
    </style:style>
    <style:style style:name="P23" style:family="paragraph" style:parent-style-name="Text_20_body" style:list-style-name="L2">
      <style:paragraph-properties fo:margin-left="0in" fo:margin-right="0in" fo:text-indent="0in" style:auto-text-indent="false"/>
      <style:text-properties fo:color="#000000" style:font-name="Arial" fo:font-style="normal" style:font-style-asian="normal" style:font-style-complex="normal"/>
    </style:style>
    <style:style style:name="P24" style:family="paragraph" style:parent-style-name="Text_20_body" style:list-style-name="L2">
      <style:paragraph-properties fo:margin-left="0in" fo:margin-right="0in" fo:text-indent="0in" style:auto-text-indent="false"/>
      <style:text-properties style:use-window-font-color="true" style:font-name="Arial" fo:font-style="italic" style:font-style-asian="italic" style:font-style-complex="italic"/>
    </style:style>
    <style:style style:name="P25" style:family="paragraph" style:parent-style-name="Text_20_body" style:list-style-name="L2">
      <style:paragraph-properties fo:margin-left="0in" fo:margin-right="0in" fo:text-indent="0in" style:auto-text-indent="false"/>
      <style:text-properties fo:color="#000000" style:font-name="Arial" fo:font-style="italic" style:font-style-asian="italic" style:font-style-complex="italic"/>
    </style:style>
    <style:style style:name="P26" style:family="paragraph" style:parent-style-name="Text_20_body" style:list-style-name="L2">
      <style:text-properties fo:color="#ff0000" style:font-name="Arial" fo:font-style="italic" style:font-style-asian="italic" style:font-style-complex="italic"/>
    </style:style>
    <style:style style:name="P27" style:family="paragraph" style:parent-style-name="Text_20_body" style:list-style-name="L3">
      <style:text-properties style:font-name="Arial"/>
    </style:style>
    <style:style style:name="P28" style:family="paragraph" style:parent-style-name="Text_20_body" style:list-style-name="L3">
      <style:text-properties fo:color="#000000" style:font-name="Arial" fo:font-style="italic" style:font-style-asian="italic" style:font-style-complex="italic"/>
    </style:style>
    <style:style style:name="P29" style:family="paragraph" style:parent-style-name="Text_20_body">
      <style:text-properties fo:color="#000000" style:font-name="Arial" fo:font-style="italic" style:font-style-asian="italic" style:font-style-complex="italic"/>
    </style:style>
    <style:style style:name="P30" style:family="paragraph" style:parent-style-name="Text_20_body" style:list-style-name="L4">
      <style:text-properties style:font-name="Arial"/>
    </style:style>
    <style:style style:name="P31" style:family="paragraph" style:parent-style-name="Text_20_body">
      <style:text-properties style:font-name="Arial" fo:font-size="12pt" style:font-size-asian="12pt" style:font-size-complex="12pt"/>
    </style:style>
    <style:style style:name="P32" style:family="paragraph" style:parent-style-name="Text_20_body" style:list-style-name="L5">
      <style:text-properties style:font-name="Arial" fo:font-size="12pt" fo:font-style="normal" style:font-size-asian="12pt" style:font-style-asian="normal" style:font-size-complex="12pt" style:font-style-complex="normal"/>
    </style:style>
    <style:style style:name="P33" style:family="paragraph" style:parent-style-name="Text_20_body">
      <style:text-properties style:font-name="Arial" fo:font-size="12pt" fo:font-style="normal" style:font-size-asian="12pt" style:font-style-asian="normal" style:font-size-complex="12pt" style:font-style-complex="normal"/>
    </style:style>
    <style:style style:name="P34" style:family="paragraph" style:parent-style-name="Text_20_body">
      <style:text-properties style:use-window-font-color="true" style:font-name="Arial" fo:font-size="12pt" fo:font-style="normal" style:font-size-asian="12pt" style:font-style-asian="normal" style:font-size-complex="12pt" style:font-style-complex="normal"/>
    </style:style>
    <style:style style:name="P35" style:family="paragraph" style:parent-style-name="Text_20_body" style:list-style-name="L6">
      <style:text-properties style:use-window-font-color="true" style:font-name="Arial" fo:font-size="12pt" fo:font-style="normal" style:font-size-asian="12pt" style:font-style-asian="normal" style:font-size-complex="12pt" style:font-style-complex="normal"/>
    </style:style>
    <style:style style:name="P36" style:family="paragraph" style:parent-style-name="Text_20_body" style:list-style-name="L6">
      <style:text-properties style:use-window-font-color="true" style:font-name="Arial" fo:font-size="12pt" fo:font-style="italic" style:text-underline-style="none" style:font-size-asian="12pt" style:font-style-asian="italic" style:font-size-complex="12pt" style:font-style-complex="italic"/>
    </style:style>
    <style:style style:name="P37" style:family="paragraph" style:parent-style-name="Text_20_body" style:list-style-name="L6">
      <style:text-properties fo:color="#000000" style:font-name="Arial" fo:font-size="12pt" fo:font-style="normal" style:text-underline-style="none" style:font-size-asian="12pt" style:font-style-asian="normal" style:font-size-complex="12pt" style:font-style-complex="normal"/>
    </style:style>
    <style:style style:name="P38" style:family="paragraph" style:parent-style-name="Text_20_body">
      <style:text-properties style:use-window-font-color="true" style:font-name="Arial" fo:font-size="12pt" fo:font-style="italic" style:font-size-asian="12pt" style:font-style-asian="normal" style:font-size-complex="12pt" style:font-style-complex="normal"/>
    </style:style>
    <style:style style:name="P39" style:family="paragraph" style:parent-style-name="Text_20_body" style:list-style-name="L7">
      <style:text-properties style:font-name="Arial"/>
    </style:style>
    <style:style style:name="P40" style:family="paragraph" style:parent-style-name="Text_20_body">
      <style:paragraph-properties fo:break-before="page"/>
      <style:text-properties style:font-name="Arial"/>
    </style:style>
    <style:style style:name="P41" style:family="paragraph" style:parent-style-name="Text_20_body" style:list-style-name="L8">
      <style:text-properties style:font-name="Arial"/>
    </style:style>
    <style:style style:name="P42" style:family="paragraph" style:parent-style-name="Text_20_body" style:list-style-name="L9">
      <style:text-properties style:font-name="Arial"/>
    </style:style>
    <style:style style:name="P43" style:family="paragraph" style:parent-style-name="Text_20_body" style:list-style-name="L10">
      <style:text-properties style:font-name="Arial"/>
    </style:style>
    <style:style style:name="P44" style:family="paragraph" style:parent-style-name="Text_20_body" style:list-style-name="L10">
      <style:text-properties style:use-window-font-color="true" style:font-name="Arial"/>
    </style:style>
    <style:style style:name="P45" style:family="paragraph" style:parent-style-name="Heading_20_2">
      <style:paragraph-properties fo:break-before="page"/>
    </style:style>
    <style:style style:name="P46" style:family="paragraph" style:parent-style-name="Table_20_Heading">
      <style:text-properties style:font-name="Arial"/>
    </style:style>
    <style:style style:name="P47" style:family="paragraph" style:parent-style-name="Table_20_Contents">
      <style:text-properties style:font-name="Arial"/>
    </style:style>
    <style:style style:name="P48" style:family="paragraph" style:parent-style-name="Text_20_body">
      <style:text-properties style:font-name="Arial" fo:font-weight="bold" style:font-weight-asian="bold" style:font-weight-complex="bold"/>
    </style:style>
    <style:style style:name="P49" style:family="paragraph" style:parent-style-name="Text_20_body" style:list-style-name="L11">
      <style:text-properties style:font-name="Arial"/>
    </style:style>
    <style:style style:name="P50" style:family="paragraph" style:parent-style-name="Text_20_body" style:list-style-name="L12">
      <style:text-properties style:font-name="Arial"/>
    </style:style>
    <style:style style:name="P51" style:family="paragraph" style:parent-style-name="Text_20_body">
      <style:text-properties style:font-name="Arial" fo:font-weight="normal" style:font-weight-asian="normal" style:font-weight-complex="normal"/>
    </style:style>
    <style:style style:name="P52" style:family="paragraph" style:parent-style-name="Text_20_body" style:list-style-name="L13">
      <style:text-properties style:font-name="Arial" fo:font-weight="normal" style:font-weight-asian="normal" style:font-weight-complex="normal"/>
    </style:style>
    <style:style style:name="T1" style:family="text">
      <style:text-properties fo:color="#ff3333"/>
    </style:style>
    <style:style style:name="T2" style:family="text">
      <style:text-properties style:text-position="super 58%"/>
    </style:style>
    <style:style style:name="T3" style:family="text">
      <style:text-properties style:font-name="Arial"/>
    </style:style>
    <style:style style:name="T4" style:family="text">
      <style:text-properties style:font-name="Arial" fo:font-style="italic" style:font-style-asian="italic" style:font-style-complex="italic"/>
    </style:style>
    <style:style style:name="T5" style:family="text">
      <style:text-properties fo:color="#ff0000" fo:font-style="italic" style:font-style-asian="italic" style:font-style-complex="italic"/>
    </style:style>
    <style:style style:name="T6" style:family="text">
      <style:text-properties fo:color="#ff0000"/>
    </style:style>
    <style:style style:name="T7" style:family="text">
      <style:text-properties fo:color="#000000"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color="#000000"/>
    </style:style>
    <style:style style:name="T10" style:family="text" style:parent-style-name="Emphasis">
      <style:text-properties fo:color="#000000" style:font-name="Arial" fo:font-size="12pt" fo:font-style="normal" style:font-size-asian="12pt" style:font-style-asian="normal" style:font-size-complex="12pt" style:font-style-complex="normal"/>
    </style:style>
    <style:style style:name="T11" style:family="text" style:parent-style-name="Emphasis">
      <style:text-properties fo:color="#ff0000" style:font-name="Arial" fo:font-size="12pt" fo:font-style="italic" style:font-size-asian="12pt" style:font-style-asian="italic" style:font-size-complex="12pt" style:font-style-complex="italic"/>
    </style:style>
    <style:style style:name="T12" style:family="text" style:parent-style-name="Emphasis">
      <style:text-properties style:use-window-font-color="true" style:font-name="Arial" fo:font-size="12pt" fo:font-style="italic" style:font-size-asian="12pt" style:font-style-asian="italic" style:font-size-complex="12pt" style:font-style-complex="italic"/>
    </style:style>
    <style:style style:name="T13" style:family="text">
      <style:text-properties fo:color="#ff0000" fo:font-style="italic" style:text-underline-style="none" style:font-style-asian="italic" style:font-style-complex="italic"/>
    </style:style>
    <style:style style:name="T14" style:family="text">
      <style:text-properties fo:color="#0000ff" fo:font-style="italic" style:font-style-asian="italic" style:font-style-complex="italic"/>
    </style:style>
    <style:style style:name="T15" style:family="text">
      <style:text-properties fo:color="#0000ff"/>
    </style:style>
    <style:style style:name="T16" style:family="text">
      <style:text-properties fo:font-style="italic" style:font-style-asian="italic" style:font-style-complex="italic"/>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h text:style-name="P2" text:outline-level="1"/>
      <text:p text:style-name="Standard"/>
      <text:p text:style-name="P3">XeroX</text:p>
      <text:p text:style-name="P4"><text:s/>Dutch Grammar Report</text:p>
      <text:p text:style-name="P4">Preliminary Version 1.0</text:p>
      <text:p text:style-name="P4"/>
      <text:p text:style-name="P5"/>
      <text:p text:style-name="P6"/>
      <text:p text:style-name="P7"/>
      <text:p text:style-name="P6"/>
      <text:p text:style-name="P6"/>
      <text:p text:style-name="P6"/>
      <text:p text:style-name="P6"/>
      <text:p text:style-name="P6"/>
      <text:p text:style-name="P6"/>
      <text:p text:style-name="P6"/>
      <text:p text:style-name="P6"/>
      <text:p text:style-name="P6"/>
      <text:p text:style-name="P6"/>
      <text:p text:style-name="P8"><text:span text:style-name="T1">Xerox</text:span> Research Center Europe</text:p>
      <text:p text:style-name="P8">France, Meylan</text:p>
      <text:p text:style-name="P8">September 18<text:span text:style-name="T2">th</text:span>, 2007</text:p>
      <text:p text:style-name="P8">Author: Joeri Honnef</text:p>
      <text:p text:style-name="P8">Supervision: Anne Schiller</text:p>
      <text:p text:style-name="P8"/>
      <text:p text:style-name="P8"/>
      <text:p text:style-name="P8"/>
      <text:p text:style-name="P8"/>
      <text:p text:style-name="P8"/>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Introduction<text:tab/>3</text:p>
          <text:p text:style-name="P9">Dutch Grammar performance on Volkskrant<text:tab/>3</text:p>
          <text:p text:style-name="P10">The Corpus (De Volkskrant)<text:tab/>3</text:p>
          <text:p text:style-name="P10">Disambiguation<text:tab/>4</text:p>
          <text:p text:style-name="P10">Chunking<text:tab/>5</text:p>
          <text:p text:style-name="P9">Dependencies<text:tab/>6</text:p>
          <text:p text:style-name="P10">Evaluation<text:tab/>8</text:p>
          <text:p text:style-name="P10">Results<text:tab/>8</text:p>
          <text:p text:style-name="P9">Dutch Grammar &amp; Pocket Engineer<text:tab/>9</text:p>
          <text:p text:style-name="P10">Corpus<text:tab/>9</text:p>
          <text:p text:style-name="P10">Preliminary Evaluation<text:tab/>9</text:p>
        </text:index-body>
      </text:table-of-content>
      <text:p text:style-name="P11"/>
      <text:p text:style-name="P11"/>
      <text:p text:style-name="P11"/>
      <text:p text:style-name="P11"/>
      <text:p text:style-name="P11"/>
      <text:p text:style-name="P11"/>
      <text:p text:style-name="P12"/>
      <text:h text:style-name="P13" text:outline-level="1">Introduction</text:h>
      <text:p text:style-name="P14"/>
      <text:p text:style-name="P14">This document gives reports on of the grammar development work during five and a half months (April-September 2007) of the <text:s/>internship carried out by Joeri Honnef under the supervision of Anne Schiller. The first part will focus on the Volkskrant corpus (Dutch newspaper) and gives some very practical examples of problems in this corpus and the preliminary results obtained by the grammar. The second part of this evaluation report will focus on a more specialized corpus, namely the pocket engineer corpus. Translations of all given examples can be found in the notes on top of the examples, indicated in yellow in OpenOffice.</text:p>
      <text:p text:style-name="P14"/>
      <text:h text:style-name="Heading_20_1" text:outline-level="1"><text:span text:style-name="T3">Dutch Grammar performance on </text:span><text:span text:style-name="T4">Volkskrant</text:span></text:h>
      <text:p text:style-name="P15"/>
      <text:p text:style-name="P16">When we talk about the overall performance of the Dutch grammar we mainly focus on the recall and precision of NP's, PP's, Subjects and objects. In the next sections I will describe the corpus we used and give some examples of ambiguaties we ran into. This might give some idea of what kind of ambiguities one could encounter dealing with part of speech tagging of Dutch. Many more treated examples can be found within the disambiguation rules of the Dutch grammar together with the rules used.</text:p>
      <text:p text:style-name="P14"/>
      <text:h text:style-name="Heading_20_2" text:outline-level="2">The Corpus (De Volkskrant)</text:h>
      <text:p text:style-name="Text_20_body"/>
      <text:p text:style-name="P14">The Volkskrant corpus is constructed from online articles found at: http://www.volkskrant.nl. Since the website is subdivided into categories we also chose to subdivide the articles into categories, namely Foreign(Buitenland), Sport(Sport), Economy(Economie). In each directory of the main corpus directory<text:note text:id="ftn1" text:note-class="footnote"><text:note-citation>1</text:note-citation><text:note-body><text:p text:style-name="Footnote">'/home/jhonnef/parSem/xip/dev/GRAMMARS/DUTCH/'</text:p></text:note-body></text:note> you will find a number of articles named with the title of the article and a date stamp. Besides these articles you will find one file which contains all the separate articles. In this file the date stamps are removed together with headings which only have one word, the journalist who wrote the article and the location stamp. This file makes it easier to copy-past the entire set of sentences into the Xerox Incremental Parser (XIP).</text:p>
      <text:p text:style-name="P14"/>
      <text:h text:style-name="Heading_20_2" text:outline-level="2"/>
      <text:h text:style-name="P17" text:outline-level="2">Disambiguation</text:h>
      <text:h text:style-name="P18" text:outline-level="3"/>
      <text:p text:style-name="P14">Words can have different part of speech tags in different contexts. A lexicon provides us with these part of speech tags but we have to select the right part of speech tags according the specific features or the context which is surrounding the word. Next, I will describe some frequent ambiguities.</text:p>
      <text:p text:style-name="P14">A main ambiguity problem is the noun/verb ambiguity. Plural or singular forms of verbs can often also occur as singular or plural nouns. Examples (which are treated) are (notes are translation):</text:p>
      <text:p text:style-name="P14"/>
      <text:list text:style-name="L2">
        <text:list-item>
          <text:p text:style-name="P19">naar buiten <text:span text:style-name="T5">trekken</text:span></text:p>
          <text:list>
            <text:list-item>
              <text:p text:style-name="P20">to pull outside</text:p>
            </text:list-item>
          </text:list>
        </text:list-item>
        <text:list-item>
          <text:p text:style-name="P19">naar binnen <text:span text:style-name="T5">duwen</text:span></text:p>
          <text:list>
            <text:list-item>
              <text:p text:style-name="P20">to push inside</text:p>
            </text:list-item>
          </text:list>
        </text:list-item>
        <text:list-item>
          <text:p text:style-name="P19">... , <text:span text:style-name="T5">wil</text:span> precies weten wat er is gebeurd.</text:p>
          <text:list>
            <text:list-item>
              <text:p text:style-name="P21">..., want to know exactly what happended</text:p>
            </text:list-item>
          </text:list>
        </text:list-item>
        <text:list-item>
          <text:p text:style-name="P22">geen <text:span text:style-name="T5">berichten</text:span></text:p>
          <text:list>
            <text:list-item>
              <text:p text:style-name="P20">No messages at all</text:p>
            </text:list-item>
          </text:list>
        </text:list-item>
        <text:list-item>
          <text:p text:style-name="P23">De ruzie ontaardde in fel anti-Aziatisch <text:span text:style-name="T5">geweld</text:span></text:p>
          <text:list>
            <text:list-item>
              <text:p text:style-name="P24">The fight resulted in heavy anti-asian violence.</text:p>
            </text:list-item>
          </text:list>
        </text:list-item>
        <text:list-item>
          <text:p text:style-name="P23"><text:span text:style-name="T6">Herstellen</text:span> van beschadigde gebouwen is lastig in oorlogstijd.</text:p>
          <text:list>
            <text:list-item>
              <text:p text:style-name="P25">Reconstructing damaged buildings is tough in wartime.</text:p>
            </text:list-item>
          </text:list>
          <text:p text:style-name="P26"/>
        </text:list-item>
      </text:list>
      <text:p text:style-name="P14">Other frequent ambiguities are verb-particles/prepositions and adverbs/adjectives. The next examples show different usages of this word. In the first example the 'bij' is a bee(insect). In the second example it is the preposition 'at' denoting a place and in the last example it is the separable prefix of the verb 'bijwerken' which in this sentence means 'keeping up with his homework'.</text:p>
      <text:p text:style-name="P14"/>
      <text:list text:style-name="L3">
        <text:list-item>
          <text:p text:style-name="P27">De <text:span text:style-name="T5">bij</text:span> vloog zeer hoog in the lucht.</text:p>
          <text:list>
            <text:list-item>
              <text:p text:style-name="P27">The bee was flying very high in the sky.</text:p>
            </text:list-item>
          </text:list>
        </text:list-item>
        <text:list-item>
          <text:p text:style-name="P27"><text:span text:style-name="T5">Bij</text:span> het meer stond ook een huis.</text:p>
          <text:list>
            <text:list-item>
              <text:p text:style-name="P27">At the lake there was also a house.</text:p>
            </text:list-item>
            <text:list-item>
              <text:p text:style-name="P27">There was also a house at the lakeside.</text:p>
            </text:list-item>
          </text:list>
        </text:list-item>
        <text:list-item>
          <text:p text:style-name="P27">Hij werkte zijn huiswerk <text:span text:style-name="T5">bij</text:span><text:span text:style-name="T7">.</text:span></text:p>
          <text:list>
            <text:list-item>
              <text:p text:style-name="P28">He worked on his homework to keep up with it.</text:p>
            </text:list-item>
          </text:list>
        </text:list-item>
        <text:list-item>
          <text:p text:style-name="P28"/>
        </text:list-item>
      </text:list>
      <text:p text:style-name="P29"><text:span text:style-name="T8">Another example of this kind of ambiguity is the word </text:span>'in'.</text:p>
      <text:p text:style-name="P29"/>
      <text:list text:style-name="L3">
        <text:list-item text:start-value="1">
          <text:p text:style-name="P28"><text:span text:style-name="T8">Ik </text:span><text:span text:style-name="T6">in</text:span><text:span text:style-name="T8"> het geld zodra ik de mogelijkheid heb.</text:span></text:p>
          <text:list>
            <text:list-item>
              <text:p text:style-name="P28">I will collect the money as soon as I have the possibility.</text:p>
            </text:list-item>
          </text:list>
        </text:list-item>
        <text:list-item>
          <text:p text:style-name="P28"><text:span text:style-name="T6">In</text:span><text:span text:style-name="T8"> de toillet vond ik mijn sleutels.</text:span></text:p>
          <text:list>
            <text:list-item>
              <text:p text:style-name="P28">I found my keys in the toillet.</text:p>
            </text:list-item>
          </text:list>
        </text:list-item>
        <text:list-item>
          <text:p text:style-name="P28"><text:span text:style-name="T8">Hij voerde de gegevens </text:span><text:span text:style-name="T6">in</text:span>.</text:p>
          <text:list>
            <text:list-item>
              <text:p text:style-name="P28">He filled in the information.</text:p>
            </text:list-item>
          </text:list>
        </text:list-item>
      </text:list>
      <text:p text:style-name="P29"/>
      <text:h text:style-name="Heading_20_2" text:outline-level="2">Chunking</text:h>
      <text:p text:style-name="Text_20_body"/>
      <text:p text:style-name="P14">Chunking aims to retrieve the right constituents in a sentence. Constituents are formed by taking the right part of speech tag categories into a constituent which is also often referred to as a chunk. An well known constituent is the noun phrase which could for example exist of a determiner followed by an adjective and a noun. </text:p>
      <text:p text:style-name="P14">The main difficulty in this task was finding the right boundaries for different sorts of subclauses within sentences. Especially, the start of these phrases <text:s/>is hard to detect since some cues could also function as prepositions. When the phrases begin with a noun phrase it becomes especially hard to decide if this is the actual beginning of a subclause. In general, noun phrases and prepositional phrases were not that difficult given that the correct part of speech tags were assigned in the tagging process before. Examples:</text:p>
      <text:p text:style-name="P14"/>
      <text:list text:style-name="L4">
        <text:list-item>
          <text:p text:style-name="P30"><text:bookmark-start text:name="DDE_LINK1"/>Hij deed dat speciaal <text:span text:style-name="T5">om haar vaker te kunnen zien</text:span>.</text:p>
          <text:list>
            <text:list-item>
              <text:p text:style-name="P30">He especially did that to be able to see her more often.</text:p>
            </text:list-item>
          </text:list>
        </text:list-item>
        <text:list-item>
          <text:p text:style-name="P30">Het is een trend <text:span text:style-name="T6">waarmee bedrijven zich proberen te profileren</text:span>.</text:p>
          <text:list>
            <text:list-item>
              <text:p text:style-name="P30">It is a trend which firms use to profile theirselves better.</text:p>
            </text:list-item>
          </text:list>
        </text:list-item>
        <text:list-item>
          <text:p text:style-name="P30">Zij verbaasde het publiek <text:span text:style-name="T5">door het zelfs nog sneller te doen</text:span>.</text:p>
          <text:list>
            <text:list-item>
              <text:p text:style-name="P30">She surprised the public by doing it even faster.</text:p>
            </text:list-item>
          </text:list>
        </text:list-item>
      </text:list>
      <text:p text:style-name="P14"/>
      <text:p text:style-name="P14"><text:bookmark-end text:name="DDE_LINK1"/>Some relative clause examples :</text:p>
      <text:p text:style-name="P31"/>
      <text:list text:style-name="L5">
        <text:list-item>
          <text:p text:style-name="P32">Hanna heeft een broer <text:span text:style-name="T5">die met zijn vrouw en dochtertjes in België woont</text:span>.</text:p>
          <text:list>
            <text:list-item>
              <text:p text:style-name="P32">Hanna has a brother who lives in Belgium with his wife and young daughters.</text:p>
            </text:list-item>
          </text:list>
        </text:list-item>
        <text:list-item>
          <text:p text:style-name="P32">Luuk is het jongetje <text:span text:style-name="T5">dat in de dierentuin is kwijtgeraakt</text:span>.<text:tab/></text:p>
          <text:list>
            <text:list-item>
              <text:p text:style-name="P32">Luuk is the little boy who got lost in the zoo.</text:p>
            </text:list-item>
          </text:list>
        </text:list-item>
      </text:list>
      <text:p text:style-name="P33"/>
      <text:p text:style-name="P33">Subordinate/subclauses always start with the subordinating conjunction and end with the finite verb. Sometimes prepositional occur after the finite verb but we chose not to include them since it is not always clear if they belong to the subclause or to the next constituent.</text:p>
      <text:p text:style-name="P33">Examples<text:note text:id="ftn2" text:note-class="footnote"><text:note-citation>2</text:note-citation><text:note-body><text:p text:style-name="Footnote">Examples taken from http://www.ucl.ac.uk/dutch/grammatica/subordinate_clauses.htm</text:p></text:note-body></text:note>:</text:p>
      <text:p text:style-name="P34"/>
      <text:list text:style-name="L6">
        <text:list-item>
          <text:p text:style-name="P35"><text:span text:style-name="T9">'</text:span><text:span text:style-name="T10">s Maandags ga ik laat naar de universiteit </text:span><text:span text:style-name="T11">omdat ik dan college heb.</text:span></text:p>
          <text:list>
            <text:list-item>
              <text:p text:style-name="P35"><text:span text:style-name="T12"><text:s/>On Mondays I go to university late, because then I have a lecture at seven o'clock in the evening.</text:span></text:p>
            </text:list-item>
          </text:list>
        </text:list-item>
        <text:list-item>
          <text:p text:style-name="P35">Ik ga vaak naar de universiteit <text:span text:style-name="T13">omdat ik bijna elke dag college heb.</text:span></text:p>
          <text:list>
            <text:list-item>
              <text:p text:style-name="P36">I often go to the university because I have lectures nearly every day.</text:p>
            </text:list-item>
          </text:list>
        </text:list-item>
        <text:list-item>
          <text:p text:style-name="P37"><text:span text:style-name="T5">Als ik geen college heb</text:span>, ga ik naar de universiteit om te studeren. </text:p>
          <text:list>
            <text:list-item>
              <text:p text:style-name="P37">If I don’t have any lectures, I go to the University to study.</text:p>
            </text:list-item>
          </text:list>
        </text:list-item>
      </text:list>
      <text:p text:style-name="P38"/>
      <text:p text:style-name="P38"/>
      <text:h text:style-name="Heading_20_1" text:outline-level="1">Dependencies</text:h>
      <text:p text:style-name="Text_20_body"/>
      <text:p text:style-name="P14">Apart from finding the dependencies between determiners and nouns, mainverbs, auxiliaries, etc. the main focus of the dependency task was on finding the right subject(s) and object(s). Generally, the subject occurs in front of the main verb and the object after it. But of course there are a lot of examples where this is not the case. I follow with some examples. A lot more <text:s/>examples can be found in the grammar itself.</text:p>
      <text:p text:style-name="P14">Subject-Verb-Object examples :</text:p>
      <text:p text:style-name="P14"/>
      <text:list text:style-name="L7">
        <text:list-item>
          <text:p text:style-name="P39"><text:span text:style-name="T5">Ik</text:span> ga vaak naar de universiteit.</text:p>
          <text:list>
            <text:list-item>
              <text:p text:style-name="P39">I am often going to the university.</text:p>
            </text:list-item>
          </text:list>
        </text:list-item>
        <text:list-item>
          <text:p text:style-name="P39"><text:span text:style-name="T5">Pakistaanse stammen</text:span> hebben deze week met hulp van het Pakistaanse leger <text:span text:style-name="T14">driehonderd buitenlandse militanten</text:span> gedood.</text:p>
          <text:list>
            <text:list-item>
              <text:p text:style-name="P39">Pakistanian tribes killed some three hundred foreign militants this week with the assistance of the Pakistanian army. </text:p>
            </text:list-item>
          </text:list>
        </text:list-item>
        <text:list-item>
          <text:p text:style-name="P39"><text:span text:style-name="T5">Wij</text:span> hebben <text:span text:style-name="T14">dat</text:span> niet gezegd.</text:p>
          <text:list>
            <text:list-item>
              <text:p text:style-name="P39">We haven't said that.</text:p>
            </text:list-item>
          </text:list>
        </text:list-item>
      </text:list>
      <text:p text:style-name="P14"/>
      <text:p text:style-name="P14"/>
      <text:p text:style-name="P40"/>
      <text:p text:style-name="P14">Subject-Object-Verb examples:</text:p>
      <text:p text:style-name="P14"/>
      <text:list text:style-name="L8">
        <text:list-item>
          <text:p text:style-name="P41">... , dat <text:span text:style-name="T6">je</text:span> <text:span text:style-name="T15">Parijs-Roubaix</text:span> eerst moet verliezen om ... </text:p>
        </text:list-item>
      </text:list>
      <text:list text:style-name="L9">
        <text:list-item>
          <text:list>
            <text:list-item>
              <text:p text:style-name="P42">... , that you have to loose Paris-Roubaix first to ...</text:p>
            </text:list-item>
          </text:list>
        </text:list-item>
        <text:list-item>
          <text:p text:style-name="P42">... ,dat <text:span text:style-name="T6">Wolfowitz</text:span> nooit <text:span text:style-name="T15">toestemming</text:span> heeft gekregen. </text:p>
          <text:list>
            <text:list-item>
              <text:p text:style-name="P42">... , that Wolfowitx never got authorisation.</text:p>
            </text:list-item>
          </text:list>
        </text:list-item>
      </text:list>
      <text:p text:style-name="P14"/>
      <text:p text:style-name="P14">Verb-Subject-Object example:</text:p>
      <text:p text:style-name="P14"/>
      <text:list text:style-name="L10">
        <text:list-item>
          <text:p text:style-name="P43">Zonder die opleiding is <text:span text:style-name="T6">het winnen</text:span> van de klassiekers <text:span text:style-name="T15">een eitje.</text:span></text:p>
          <text:list>
            <text:list-item>
              <text:p text:style-name="P44">Without winning the classic ones it is (an egg) a piece of cake.</text:p>
            </text:list-item>
          </text:list>
        </text:list-item>
        <text:list-item>
          <text:p text:style-name="P43">Is <text:span text:style-name="T6">de ronde tafel</text:span> geen <text:span text:style-name="T15">mythe</text:span>?</text:p>
          <text:list>
            <text:list-item>
              <text:p text:style-name="P43">Isn't the round table just a myth?</text:p>
            </text:list-item>
          </text:list>
        </text:list-item>
      </text:list>
      <text:p text:style-name="P14"/>
      <text:p text:style-name="P14"/>
      <text:h text:style-name="Heading_20_2" text:outline-level="2"/>
      <text:h text:style-name="P45" text:outline-level="2">Evaluation</text:h>
      <text:p text:style-name="Text_20_body"/>
      <text:p text:style-name="P14">Since there are no correct analysis' for the articles we used, we analysed the articles first with XIP and then manually corrected wrong or missing output of XIP. We both used the Foreign and Economy categories of the collected Volkskrant articles to develop the Dutch grammar. The Foreign articles were mainly used for the chunking and disambiguation tasks whereas the Sport category was also used to develop the Dependency rules. </text:p>
      <text:p text:style-name="P14">Performance of the chunking grammar was mainly measured using recall and precision on noun phrases, prepositional phrases. Statistics on other chunks can also be retrieved using the evaluation scripts in the EVAL directory of the main Dutch grammar directory. Performance of the dependeny rules was also measured by comparing the discovered subject(s) and object(s) with the manually annotated corpus and calculating the recall and precision.</text:p>
      <text:p text:style-name="Text_20_body"/>
      <text:h text:style-name="Heading_20_2" text:outline-level="2">Results</text:h>
      <text:p text:style-name="P14">The following results are obtained by developing the grammar rules for this specific corpus. </text:p>
      <table:table table:name="Table1" table:style-name="Table1">
        <table:table-column table:style-name="Table1.A" table:number-columns-repeated="2"/>
        <table:table-column table:style-name="Table1.C"/>
        <table:table-header-rows>
          <table:table-row>
            <table:table-cell table:style-name="Table1.A1" office:value-type="string">
              <text:p text:style-name="P46">Foreign, 67 sentences</text:p>
            </table:table-cell>
            <table:table-cell table:style-name="Table1.A1" office:value-type="string">
              <text:p text:style-name="P46">Precision</text:p>
            </table:table-cell>
            <table:table-cell table:style-name="Table1.C1" office:value-type="string">
              <text:p text:style-name="P46">Recall</text:p>
            </table:table-cell>
          </table:table-row>
        </table:table-header-rows>
        <table:table-row>
          <table:table-cell table:style-name="Table1.A2" office:value-type="string">
            <text:p text:style-name="P47">NP</text:p>
          </table:table-cell>
          <table:table-cell table:style-name="Table1.A2" office:value-type="string">
            <text:p text:style-name="P47">99.2</text:p>
          </table:table-cell>
          <table:table-cell table:style-name="Table1.C2" office:value-type="string">
            <text:p text:style-name="P47">98.9</text:p>
          </table:table-cell>
        </table:table-row>
        <table:table-row>
          <table:table-cell table:style-name="Table1.A2" office:value-type="string">
            <text:p text:style-name="P47">PP</text:p>
          </table:table-cell>
          <table:table-cell table:style-name="Table1.A2" office:value-type="string">
            <text:p text:style-name="P47">99.3</text:p>
          </table:table-cell>
          <table:table-cell table:style-name="Table1.C2" office:value-type="string">
            <text:p text:style-name="P47">100</text:p>
          </table:table-cell>
        </table:table-row>
        <table:table-row>
          <table:table-cell table:style-name="Table1.A2" office:value-type="string">
            <text:p text:style-name="P47">Subject</text:p>
          </table:table-cell>
          <table:table-cell table:style-name="Table1.A2" office:value-type="string">
            <text:p text:style-name="P47">85.7</text:p>
          </table:table-cell>
          <table:table-cell table:style-name="Table1.C2" office:value-type="string">
            <text:p text:style-name="P47">80</text:p>
          </table:table-cell>
        </table:table-row>
        <table:table-row>
          <table:table-cell table:style-name="Table1.A2" office:value-type="string">
            <text:p text:style-name="P47">Object</text:p>
          </table:table-cell>
          <table:table-cell table:style-name="Table1.A2" office:value-type="string">
            <text:p text:style-name="P47">82.4</text:p>
          </table:table-cell>
          <table:table-cell table:style-name="Table1.C2" office:value-type="string">
            <text:p text:style-name="P47">64.6</text:p>
          </table:table-cell>
        </table:table-row>
      </table:table>
      <text:p text:style-name="Text_20_body"/>
      <text:p text:style-name="P14">These results are obtained by runinng the grammar on the Economy corpus without developing/ adjusting the rules for this corpus.</text:p>
      <table:table table:name="Table2" table:style-name="Table2">
        <table:table-column table:style-name="Table2.A" table:number-columns-repeated="2"/>
        <table:table-column table:style-name="Table2.C"/>
        <table:table-header-rows>
          <table:table-row>
            <table:table-cell table:style-name="Table2.A1" office:value-type="string">
              <text:p text:style-name="P46">Economy, <text:s/>70 sentences</text:p>
            </table:table-cell>
            <table:table-cell table:style-name="Table2.A1" office:value-type="string">
              <text:p text:style-name="P46">Precision</text:p>
            </table:table-cell>
            <table:table-cell table:style-name="Table2.C1" office:value-type="string">
              <text:p text:style-name="P46">Recall</text:p>
            </table:table-cell>
          </table:table-row>
        </table:table-header-rows>
        <table:table-row>
          <table:table-cell table:style-name="Table2.A2" office:value-type="string">
            <text:p text:style-name="P47">NP</text:p>
          </table:table-cell>
          <table:table-cell table:style-name="Table2.A2" office:value-type="string">
            <text:p text:style-name="P47">95.5</text:p>
          </table:table-cell>
          <table:table-cell table:style-name="Table2.C2" office:value-type="string">
            <text:p text:style-name="P47">97.2</text:p>
          </table:table-cell>
        </table:table-row>
        <table:table-row>
          <table:table-cell table:style-name="Table2.A2" office:value-type="string">
            <text:p text:style-name="P47">PP</text:p>
          </table:table-cell>
          <table:table-cell table:style-name="Table2.A2" office:value-type="string">
            <text:p text:style-name="P47">97.4</text:p>
          </table:table-cell>
          <table:table-cell table:style-name="Table2.C2" office:value-type="string">
            <text:p text:style-name="P47">98.3</text:p>
          </table:table-cell>
        </table:table-row>
        <table:table-row>
          <table:table-cell table:style-name="Table2.A2" office:value-type="string">
            <text:p text:style-name="P47">Subject</text:p>
          </table:table-cell>
          <table:table-cell table:style-name="Table2.A2" office:value-type="string">
            <text:p text:style-name="P47">86.8</text:p>
          </table:table-cell>
          <table:table-cell table:style-name="Table2.C2" office:value-type="string">
            <text:p text:style-name="P47">51.9</text:p>
          </table:table-cell>
        </table:table-row>
        <table:table-row>
          <table:table-cell table:style-name="Table2.A2" office:value-type="string">
            <text:p text:style-name="P47">Object</text:p>
          </table:table-cell>
          <table:table-cell table:style-name="Table2.A2" office:value-type="string">
            <text:p text:style-name="P47">51.1</text:p>
          </table:table-cell>
          <table:table-cell table:style-name="Table2.C2" office:value-type="string">
            <text:p text:style-name="P47">38.1</text:p>
          </table:table-cell>
        </table:table-row>
      </table:table>
      <text:p text:style-name="P14"/>
      <text:p text:style-name="P14"/>
      <text:p text:style-name="P40"/>
      <text:p text:style-name="P14">After the previous test we developed rules further and specified them to meet certain errors and we obtained these results:</text:p>
      <table:table table:name="Table3" table:style-name="Table3">
        <table:table-column table:style-name="Table3.A" table:number-columns-repeated="2"/>
        <table:table-column table:style-name="Table3.C"/>
        <table:table-header-rows>
          <table:table-row>
            <table:table-cell table:style-name="Table3.A1" office:value-type="string">
              <text:p text:style-name="P46">Economy, <text:s/>70 sentences</text:p>
            </table:table-cell>
            <table:table-cell table:style-name="Table3.A1" office:value-type="string">
              <text:p text:style-name="P46">Precision</text:p>
            </table:table-cell>
            <table:table-cell table:style-name="Table3.C1" office:value-type="string">
              <text:p text:style-name="P46">Recall</text:p>
            </table:table-cell>
          </table:table-row>
        </table:table-header-rows>
        <table:table-row>
          <table:table-cell table:style-name="Table3.A2" office:value-type="string">
            <text:p text:style-name="P47">NP</text:p>
          </table:table-cell>
          <table:table-cell table:style-name="Table3.A2" office:value-type="string">
            <text:p text:style-name="P47">95.4</text:p>
          </table:table-cell>
          <table:table-cell table:style-name="Table3.C2" office:value-type="string">
            <text:p text:style-name="P47">95.7</text:p>
          </table:table-cell>
        </table:table-row>
        <table:table-row>
          <table:table-cell table:style-name="Table3.A2" office:value-type="string">
            <text:p text:style-name="P47">PP</text:p>
          </table:table-cell>
          <table:table-cell table:style-name="Table3.A2" office:value-type="string">
            <text:p text:style-name="P47">96.6</text:p>
          </table:table-cell>
          <table:table-cell table:style-name="Table3.C2" office:value-type="string">
            <text:p text:style-name="P47">98.3</text:p>
          </table:table-cell>
        </table:table-row>
        <table:table-row>
          <table:table-cell table:style-name="Table3.A2" office:value-type="string">
            <text:p text:style-name="P47">Subject</text:p>
          </table:table-cell>
          <table:table-cell table:style-name="Table3.A2" office:value-type="string">
            <text:p text:style-name="P47">83.8</text:p>
          </table:table-cell>
          <table:table-cell table:style-name="Table3.C2" office:value-type="string">
            <text:p text:style-name="P47">86.1</text:p>
          </table:table-cell>
        </table:table-row>
        <table:table-row>
          <table:table-cell table:style-name="Table3.A2" office:value-type="string">
            <text:p text:style-name="P47">Object</text:p>
          </table:table-cell>
          <table:table-cell table:style-name="Table3.A2" office:value-type="string">
            <text:p text:style-name="P47">73.8</text:p>
          </table:table-cell>
          <table:table-cell table:style-name="Table3.C2" office:value-type="string">
            <text:p text:style-name="P47">75.0</text:p>
          </table:table-cell>
        </table:table-row>
      </table:table>
      <text:p text:style-name="Text_20_body"/>
      <text:h text:style-name="Heading_20_1" text:outline-level="1"><text:span text:style-name="T3"/></text:h>
      <text:h text:style-name="P13" text:outline-level="1"/>
      <text:h text:style-name="P13" text:outline-level="1">Dutch Grammar &amp; <text:span text:style-name="T16">Pocket Engineer</text:span></text:h>
      <text:p text:style-name="P15"/>
      <text:h text:style-name="Heading_20_2" text:outline-level="2">Corpus</text:h>
      <text:p text:style-name="Text_20_body"/>
      <text:p text:style-name="P14">This corpus is a set of sentences explaining the user of a printer what to do when certain warnings, errors or other messages appear on the printer screen. Often sentences start with an imperative since they give commands to the user. Another frequent phenomenon is the usage of names of certain windows/tabs which are not always as easy as they seem to detect because they are inconsistently annotated with the same HTML-tags. Sometimes they are denoted in italic and sometimes in bold. However differences in HTML tags are not that a big problem as long as they just a certain tag. A bigger problem are the names that do not have a HTML-tag at all. Here we need to focus on capitalization and hope for consistent capitalization. If this is not the case we are unable to extract the correct NP chunks and have to switch to more lexicon orientated resources.</text:p>
      <text:p text:style-name="P14"/>
      <text:h text:style-name="Heading_20_2" text:outline-level="2">Preliminary Evaluation</text:h>
      <text:p text:style-name="Text_20_body"/>
      <text:p text:style-name="P14">This is very preliminary work since the specifications of what kind of information to be extracted are not yet fully developed and as it can change we will not define these beforehand. Preliminary analysis of the parser on the pocket engineer sample file can be found in the pocket engineer directory. I created different files of error phenomena that occurred. Some errors are already partly handled such as obvious noun phrase errors and subclause detection errors. Case is to categorize errors and determine what kind of solutions should go into specialized module such as local grammars or into the general dutch grammar because it is general enough to be of importance of more frequently occurring text types. As of now we have not yet made this full distinction.</text:p>
      <text:p text:style-name="P14"/>
      <text:p text:style-name="P14"/>
      <text:p text:style-name="P40"/>
      <text:p text:style-name="P48">Noun phrases:</text:p>
      <text:p text:style-name="P48"/>
      <text:p text:style-name="P14">Examples that should go into local grammar:</text:p>
      <text:p text:style-name="P14"/>
      <text:list text:style-name="L11">
        <text:list-item>
          <text:p text:style-name="P49">de toets [Auditroninstellingen]</text:p>
        </text:list-item>
        <text:list-item>
          <text:p text:style-name="P49">Het scherm HTTP</text:p>
        </text:list-item>
        <text:list-item>
          <text:p text:style-name="P49">Het tabblad Beeldaanpassing</text:p>
        </text:list-item>
        <text:list-item>
          <text:p text:style-name="P49">Het scherm Toegangscode</text:p>
        </text:list-item>
        <text:list-item>
          <text:p text:style-name="P49">de toets Toegang</text:p>
        </text:list-item>
        <text:list-item>
          <text:p text:style-name="P49">het keuzevakje [LPR]</text:p>
        </text:list-item>
        <text:list-item>
          <text:p text:style-name="P49">keuzerondje [Keuze]</text:p>
        </text:list-item>
        <text:list-item>
          <text:p text:style-name="P49">Het scherm Tellerinstellingen</text:p>
        </text:list-item>
        <text:list-item>
          <text:p text:style-name="P49">Het selectiescherm Wissen</text:p>
        </text:list-item>
        <text:list-item>
          <text:p text:style-name="P49">het veld &lt;B&gt;Adres&lt;/B&gt;</text:p>
        </text:list-item>
        <text:list-item>
          <text:p text:style-name="P49">Druk vervolgens op [Return]</text:p>
        </text:list-item>
        <text:list-item>
          <text:p text:style-name="P49">Het venster CentreWare Internetservices</text:p>
        </text:list-item>
        <text:list-item>
          <text:p text:style-name="P49">Scherm 1</text:p>
        </text:list-item>
        <text:list-item>
          <text:p text:style-name="P49">de mode Hulpprogramma's</text:p>
        </text:list-item>
      </text:list>
      <text:p text:style-name="P14"/>
      <text:p text:style-name="P14">Basically the main pattern in these noun phrases is that there is always something like a tab or button or window which is followed by the name of this 'something'. The name is or capitalized or has square brackets.</text:p>
      <text:p text:style-name="P14"/>
      <text:p text:style-name="P14">Examples that should go into general grammar:</text:p>
      <text:p text:style-name="P14"/>
      <text:list text:style-name="L12">
        <text:list-item>
          <text:p text:style-name="P50">stap 7</text:p>
        </text:list-item>
        <text:list-item>
          <text:p text:style-name="P50">(stroom)</text:p>
        </text:list-item>
        <text:list-item>
          <text:p text:style-name="P50">Geniet katern</text:p>
        </text:list-item>
        <text:list-item>
          <text:p text:style-name="P50">met alleen dit font</text:p>
        </text:list-item>
        <text:list-item>
          <text:p text:style-name="P50">een aangesloten vaste schijf<text:tab/></text:p>
        </text:list-item>
        <text:list-item>
          <text:p text:style-name="P50">een tussenruimte van |1981 mm| |(78 inch)| te bestaan</text:p>
        </text:list-item>
        <text:list-item>
          <text:p text:style-name="P50">de onderste drie papierladen<text:tab/></text:p>
        </text:list-item>
        <text:list-item>
          <text:p text:style-name="P50">(digital copie)</text:p>
        </text:list-item>
        <text:list-item>
          <text:p text:style-name="P50">Microsoft Windows NT<text:tab/><text:tab/><text:tab/><text:tab/><text:tab/></text:p>
        </text:list-item>
        <text:list-item>
          <text:p text:style-name="P50">Microsoft Windows 2000</text:p>
        </text:list-item>
        <text:list-item>
          <text:p text:style-name="P50">Microsoft Windows XP<text:tab/><text:tab/></text:p>
        </text:list-item>
        <text:list-item>
          <text:p text:style-name="P50">Windows 2000</text:p>
        </text:list-item>
        <text:list-item>
          <text:p text:style-name="P50">voer dan stappen 3 t/m 6 uit.<text:tab/><text:tab/></text:p>
        </text:list-item>
      </text:list>
      <text:p text:style-name="P14"/>
      <text:p text:style-name="P14">We chose the operating names of windows to be in there since they can occur in all sorts of texts. The best would be to handle these as named entities. Numerals as 1981 are a bit more difficult to always handle correctly since they can sometimes also be just dates. Such as it is in the example in the list above. Things appearing in brackets should perhaps be treated into a special chunk such as INS standing for insert.</text:p>
      <text:p text:style-name="P14"/>
      <text:p text:style-name="P48">Verbs that have separable prefixes:</text:p>
      <text:p text:style-name="P48"/>
      <text:p text:style-name="P51">When imperatives are used that have separable prefixes we would like to determine where the prefix occurs since it is higly ambiguous with particles and prepositions. After this discovery we can bind the verb and its prefix to recreate the right verb meaning.</text:p>
      <text:p text:style-name="P51">Examples:</text:p>
      <text:p text:style-name="P51"/>
      <text:list text:style-name="L13">
        <text:list-item>
          <text:p text:style-name="P52"><text:span text:style-name="T6">Voer</text:span> de PIN-code <text:span text:style-name="T6">in</text:span> die u wilt wijzigen.</text:p>
        </text:list-item>
        <text:list-item>
          <text:p text:style-name="P52">om <text:span text:style-name="T6">af</text:span> te <text:span text:style-name="T6">drukken</text:span></text:p>
        </text:list-item>
        <text:list-item>
          <text:p text:style-name="P52"><text:span text:style-name="T6">Neem</text:span> contact <text:span text:style-name="T6">op</text:span> met de fabrikant</text:p>
        </text:list-item>
        <text:list-item>
          <text:p text:style-name="P52"><text:span text:style-name="T6">Waaier</text:span> het papier dat u wilt plaatsen eerst <text:span text:style-name="T6">los</text:span>.</text:p>
        </text:list-item>
        <text:list-item>
          <text:p text:style-name="P52"><text:span text:style-name="T6">Houd</text:span> de nieuwe module <text:span text:style-name="T6">vast</text:span> aan het bovenste handvat.</text:p>
        </text:list-item>
        <text:list-item>
          <text:p text:style-name="P52"><text:span text:style-name="T6">Voer</text:span> met de cijfertoetsen op het bedieningspaneel <text:span text:style-name="T6">in</text:span> hoeveel kopieën u wilt maken.</text:p>
        </text:list-item>
        <text:list-item>
          <text:p text:style-name="P52"><text:span text:style-name="T6">Zoek</text:span> de verzonden opdracht <text:span text:style-name="T6">op</text:span> als volgt: </text:p>
        </text:list-item>
        <text:list-item>
          <text:p text:style-name="P52"><text:span text:style-name="T6">Druk</text:span> een configuratie-overzicht <text:span text:style-name="T6">af</text:span></text:p>
        </text:list-item>
        <text:list-item>
          <text:p text:style-name="P52">om deze <text:span text:style-name="T6">uit</text:span> te <text:span text:style-name="T6">vouwen</text:span>.</text:p>
        </text:list-item>
        <text:list-item>
          <text:p text:style-name="P52">Welk venster verschijnt, <text:span text:style-name="T6">hangt</text:span> <text:span text:style-name="T6">af</text:span> van de driverversie.</text:p>
        </text:list-item>
        <text:list-item>
          <text:p text:style-name="P52"><text:span text:style-name="T6">Til</text:span> de cassette <text:span text:style-name="T6">op</text:span> om deze uit de papierlade te halen.</text:p>
        </text:list-item>
        <text:list-item>
          <text:p text:style-name="P52"><text:span text:style-name="T6">Trek</text:span> de betreffende papierlade <text:span text:style-name="T6">open</text:span></text:p>
        </text:list-item>
        <text:list-item>
          <text:p text:style-name="P52"><text:span text:style-name="T6">Verwijs</text:span> de klant <text:span text:style-name="T6">door</text:span> naar de afdeling Supplies</text:p>
        </text:list-item>
        <text:list-item>
          <text:p text:style-name="P52"><text:span text:style-name="T6">Stel</text:span> de stripgeleider op de densitometer <text:span text:style-name="T6">in</text:span> op '15'</text:p>
        </text:list-item>
      </text:list>
      <text:p text:style-name="P51"/>
      <text:p text:style-name="P14"/>
      <text:p text:style-name="P14"/>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Arial Black" svg:font-family="'Arial Black'" style:font-pitch="variable"/>
    <style:font-face style:name="Luxi Sans1" svg:font-family="'Luxi Sans'" style:font-pitch="variable"/>
    <style:font-face style:name="Tahoma1" svg:font-family="Tahoma" style:font-pitch="variable"/>
    <style:font-face style:name="Nimbus Roman No9 L" svg:font-family="'Nimbus Roman No9 L'" style:font-family-generic="roman" style:font-pitch="variable"/>
    <style:font-face style:name="Arial" svg:font-family="Arial" style:font-family-generic="swiss" style:font-pitch="variable"/>
    <style:font-face style:name="Luxi Sans" svg:font-family="'Luxi Sans'"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GB" style:font-name-asian="Luxi Sans1"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Text"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in" fo:margin-bottom="0.139in" fo:line-height="12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6252in" fo:margin-right="0in" fo:margin-top="0.0555in" fo:margin-bottom="0in" fo:text-indent="0in" style:auto-text-indent="false">
        <style:tab-stops>
          <style:tab-stop style:position="-0.25in"/>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style>
    <style:style style:name="Default_7e_LT_7e_Gliederung_20_3" style:display-name="Default~LT~Gliederung 3" style:family="paragraph" style:parent-style-name="Default_7e_LT_7e_Gliederung_20_2">
      <style:paragraph-properties fo:margin-left="0.9437in" fo:margin-right="0in" fo:text-indent="0in" style:auto-text-indent="false">
        <style:tab-stops>
          <style:tab-stop style:position="-0.8882in"/>
          <style:tab-stop style:position="0.1118in"/>
          <style:tab-stop style:position="1.1118in"/>
          <style:tab-stop style:position="2.1118in"/>
          <style:tab-stop style:position="3.1118in"/>
          <style:tab-stop style:position="4.1118in"/>
          <style:tab-stop style:position="5.1118in"/>
          <style:tab-stop style:position="6.1118in"/>
          <style:tab-stop style:position="7.1118in"/>
          <style:tab-stop style:position="8.1118in"/>
          <style:tab-stop style:position="9.1118in"/>
        </style:tab-stops>
      </style:paragraph-properties>
      <style:text-properties fo:font-size="21pt" style:font-size-asian="21pt" style:font-size-complex="21pt"/>
    </style:style>
    <style:style style:name="Default_7e_LT_7e_Gliederung_20_4" style:display-name="Default~LT~Gliederung 4" style:family="paragraph" style:parent-style-name="Default_7e_LT_7e_Gliederung_20_3">
      <style:paragraph-properties fo:margin-left="1.3752in" fo:margin-right="0in" fo:text-indent="0in" style:auto-text-indent="false">
        <style:tab-stops>
          <style:tab-stop style:position="-0.75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1.8193in" fo:margin-right="0in" fo:text-indent="0in" style:auto-text-indent="false">
        <style:tab-stops>
          <style:tab-stop style:position="-1.639in"/>
          <style:tab-stop style:position="-0.639in"/>
          <style:tab-stop style:position="0.361in"/>
          <style:tab-stop style:position="1.361in"/>
          <style:tab-stop style:position="2.361in"/>
          <style:tab-stop style:position="3.361in"/>
          <style:tab-stop style:position="4.361in"/>
          <style:tab-stop style:position="5.361in"/>
          <style:tab-stop style:position="6.361in"/>
          <style:tab-stop style:position="7.361in"/>
        </style:tab-stops>
      </style:paragraph-properties>
      <style:text-properties fo:font-size="19pt" style:font-size-asian="19pt" style:font-size-complex="19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in" fo:margin-bottom="0.139in" fo:line-height="12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630061"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630061"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Outline_20_1" style:display-name="Outline 1" style:family="paragraph">
      <style:paragraph-properties fo:margin-left="0in" fo:margin-right="0in" fo:margin-top="0in" fo:margin-bottom="0.139in" fo:line-height="12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text-emphasize="none"/>
    </style:style>
    <style:style style:name="Outline_20_2" style:display-name="Outline 2" style:family="paragraph" style:parent-style-name="Outline_20_1">
      <style:paragraph-properties fo:margin-left="0.6252in" fo:margin-right="0in" fo:margin-top="0.0555in" fo:margin-bottom="0in" fo:text-indent="0in" style:auto-text-indent="false">
        <style:tab-stops>
          <style:tab-stop style:position="-0.25in"/>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style>
    <style:style style:name="Outline_20_3" style:display-name="Outline 3" style:family="paragraph" style:parent-style-name="Outline_20_2">
      <style:paragraph-properties fo:margin-left="0.9437in" fo:margin-right="0in" fo:text-indent="0in" style:auto-text-indent="false">
        <style:tab-stops>
          <style:tab-stop style:position="-0.8882in"/>
          <style:tab-stop style:position="0.1118in"/>
          <style:tab-stop style:position="1.1118in"/>
          <style:tab-stop style:position="2.1118in"/>
          <style:tab-stop style:position="3.1118in"/>
          <style:tab-stop style:position="4.1118in"/>
          <style:tab-stop style:position="5.1118in"/>
          <style:tab-stop style:position="6.1118in"/>
          <style:tab-stop style:position="7.1118in"/>
          <style:tab-stop style:position="8.1118in"/>
          <style:tab-stop style:position="9.1118in"/>
        </style:tab-stops>
      </style:paragraph-properties>
      <style:text-properties fo:font-size="21pt" style:font-size-asian="21pt" style:font-size-complex="21pt"/>
    </style:style>
    <style:style style:name="Outline_20_4" style:display-name="Outline 4" style:family="paragraph" style:parent-style-name="Outline_20_3">
      <style:paragraph-properties fo:margin-left="1.3752in" fo:margin-right="0in" fo:text-indent="0in" style:auto-text-indent="false">
        <style:tab-stops>
          <style:tab-stop style:position="-0.75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1.8193in" fo:margin-right="0in" fo:text-indent="0in" style:auto-text-indent="false">
        <style:tab-stops>
          <style:tab-stop style:position="-1.639in"/>
          <style:tab-stop style:position="-0.639in"/>
          <style:tab-stop style:position="0.361in"/>
          <style:tab-stop style:position="1.361in"/>
          <style:tab-stop style:position="2.361in"/>
          <style:tab-stop style:position="3.361in"/>
          <style:tab-stop style:position="4.361in"/>
          <style:tab-stop style:position="5.361in"/>
          <style:tab-stop style:position="6.361in"/>
          <style:tab-stop style:position="7.361in"/>
        </style:tab-stops>
      </style:paragraph-properties>
      <style:text-properties fo:font-size="19pt" style:font-size-asian="19pt" style:font-size-complex="19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in" fo:margin-bottom="0.139in" fo:line-height="12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0.6252in" fo:margin-right="0in" fo:margin-top="0.0555in" fo:margin-bottom="0in" fo:text-indent="0in" style:auto-text-indent="false">
        <style:tab-stops>
          <style:tab-stop style:position="-0.25in"/>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style>
    <style:style style:name="Title1_7e_LT_7e_Gliederung_20_3" style:display-name="Title1~LT~Gliederung 3" style:family="paragraph" style:parent-style-name="Title1_7e_LT_7e_Gliederung_20_2">
      <style:paragraph-properties fo:margin-left="0.9437in" fo:margin-right="0in" fo:text-indent="0in" style:auto-text-indent="false">
        <style:tab-stops>
          <style:tab-stop style:position="-0.8882in"/>
          <style:tab-stop style:position="0.1118in"/>
          <style:tab-stop style:position="1.1118in"/>
          <style:tab-stop style:position="2.1118in"/>
          <style:tab-stop style:position="3.1118in"/>
          <style:tab-stop style:position="4.1118in"/>
          <style:tab-stop style:position="5.1118in"/>
          <style:tab-stop style:position="6.1118in"/>
          <style:tab-stop style:position="7.1118in"/>
          <style:tab-stop style:position="8.1118in"/>
          <style:tab-stop style:position="9.1118in"/>
        </style:tab-stops>
      </style:paragraph-properties>
      <style:text-properties fo:font-size="21pt" style:font-size-asian="21pt" style:font-size-complex="21pt"/>
    </style:style>
    <style:style style:name="Title1_7e_LT_7e_Gliederung_20_4" style:display-name="Title1~LT~Gliederung 4" style:family="paragraph" style:parent-style-name="Title1_7e_LT_7e_Gliederung_20_3">
      <style:paragraph-properties fo:margin-left="1.3752in" fo:margin-right="0in" fo:text-indent="0in" style:auto-text-indent="false">
        <style:tab-stops>
          <style:tab-stop style:position="-0.75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1.8193in" fo:margin-right="0in" fo:text-indent="0in" style:auto-text-indent="false">
        <style:tab-stops>
          <style:tab-stop style:position="-1.639in"/>
          <style:tab-stop style:position="-0.639in"/>
          <style:tab-stop style:position="0.361in"/>
          <style:tab-stop style:position="1.361in"/>
          <style:tab-stop style:position="2.361in"/>
          <style:tab-stop style:position="3.361in"/>
          <style:tab-stop style:position="4.361in"/>
          <style:tab-stop style:position="5.361in"/>
          <style:tab-stop style:position="6.361in"/>
          <style:tab-stop style:position="7.361in"/>
        </style:tab-stops>
      </style:paragraph-properties>
      <style:text-properties fo:font-size="19pt" style:font-size-asian="19pt" style:font-size-complex="19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Title1_7e_LT_7e_Untertitel" style:display-name="Title1~LT~Untertitel" style:family="paragraph">
      <style:paragraph-properties fo:margin-left="0in" fo:margin-right="0in" fo:margin-top="0in" fo:margin-bottom="0.139in" fo:line-height="12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24pt" fo:font-style="normal" fo:text-shadow="none" style:text-underline-style="none" fo:font-weight="normal" style:font-name-asian="Tahoma" style:font-size-asian="24pt" style:font-style-asian="normal" style:font-weight-asian="normal" style:font-name-complex="Tahoma" style:font-size-complex="24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630061"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style>
    <style:style style:name="Title1_7e_LT_7e_Hintergrund" style:display-name="Title1~LT~Hintergrund" style:family="paragraph">
      <style:paragraph-properties fo:text-align="center" style:justify-single-word="false" style:text-autospace="none"/>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7-05-25T10:49:41</meta:creation-date>
    <dc:date>2007-09-28T14:08:04</dc:date>
    <meta:print-date>2007-06-29T14:59:33</meta:print-date>
    <dc:language>en-GB</dc:language>
    <meta:editing-cycles>101</meta:editing-cycles>
    <meta:editing-duration>P8DT14H44M29S</meta:editing-duration>
    <meta:user-defined meta:name="Info 1"/>
    <meta:user-defined meta:name="Info 2"/>
    <meta:user-defined meta:name="Info 3"/>
    <meta:user-defined meta:name="Info 4"/>
    <meta:document-statistic meta:table-count="3" meta:image-count="0" meta:object-count="0" meta:page-count="13" meta:paragraph-count="205" meta:word-count="2226" meta:character-count="13181"/>
  </office:meta>
</office:document-meta>
</file>